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29in"/>
    </style:style>
    <style:style style:name="co2" style:family="table-column">
      <style:table-column-properties fo:break-before="auto" style:column-width="4.6665in"/>
    </style:style>
    <style:style style:name="co3" style:family="table-column">
      <style:table-column-properties fo:break-before="auto" style:column-width="2.2654in"/>
    </style:style>
    <style:style style:name="co4" style:family="table-column">
      <style:table-column-properties fo:break-before="auto" style:column-width="1.6646in"/>
    </style:style>
    <style:style style:name="co5" style:family="table-column">
      <style:table-column-properties fo:break-before="auto" style:column-width="2.8547in"/>
    </style:style>
    <style:style style:name="co6" style:family="table-column">
      <style:table-column-properties fo:break-before="auto" style:column-width="4.7311in"/>
    </style:style>
    <style:style style:name="co7" style:family="table-column">
      <style:table-column-properties fo:break-before="auto" style:column-width="3.5193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4.2165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1.1291in"/>
    </style:style>
    <style:style style:name="co14" style:family="table-column">
      <style:table-column-properties fo:break-before="auto" style:column-width="1.118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User Adap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rk/src/OHIS/user-adapter/User Adapter/User Adapter.kicad_sch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10 Jan 2024 05:48:12 PM PST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0-7.0.10~ubuntu22.04.1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8" calcext:value-type="float">
            <text:p>38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12"/>
          <table:table-cell table:style-name="Default" table:number-columns-repeated="3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1"/>
          <table:table-cell table:style-name="Default" table:number-columns-repeated="3"/>
        </table:table-row>
        <table:table-row table:style-name="ro1">
          <table:table-cell table:number-columns-repeated="12"/>
          <table:table-cell table:style-name="Default" table:number-columns-repeated="3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Z0 Buy in Qty</text:p>
          </table:table-cell>
          <table:table-cell table:style-name="Default" office:value-type="string" calcext:value-type="string">
            <text:p>Z1 Cost to buy</text:p>
          </table:table-cell>
          <table:table-cell table:style-name="Default" office:value-type="string" calcext:value-type="string">
            <text:p>Z2 Cost per part</text:p>
          </table:table-cell>
          <table:table-cell table:style-name="Default" office:value-type="string" calcext:value-type="string">
            <text:p>Z3 Cost per 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1, BOM2, BOM3, BOM4</text:p>
          </table:table-cell>
          <table:table-cell office:value-type="string" calcext:value-type="string">
            <text:p>.1" Jumper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2"/>
          <table:table-cell office:value-type="string" calcext:value-type="string">
            <text:p>https://www.ebay.com/itm/180973205082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.1" Pin Jumper</text:p>
          </table:table-cell>
          <table:table-cell office:value-type="float" office:value="400" calcext:value-type="float">
            <text:p>400</text:p>
          </table:table-cell>
          <table:table-cell office:value-type="currency" office:currency="USD" office:value="7.96" calcext:value-type="currency">
            <text:p>$7.96</text:p>
          </table:table-cell>
          <table:table-cell table:formula="of:=IFERROR(OFFSET(INDIRECT(CELL(&quot;Address&quot;)); 0; -1)/OFFSET(INDIRECT(CELL(&quot;Address&quot;)); 0; -2); 0)" office:value-type="currency" office:currency="USD" office:value="0.0199" calcext:value-type="currency">
            <text:p>$0.02</text:p>
          </table:table-cell>
          <table:table-cell table:formula="of:=OFFSET(INDIRECT(CELL(&quot;Address&quot;)); 0; -1)*INDIRECT(ADDRESS(CELL(&quot;Row&quot;); 2))" office:value-type="currency" office:currency="USD" office:value="0.0796" calcext:value-type="currency">
            <text:p>$0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5, BOM6, BOM7, BOM8</text:p>
          </table:table-cell>
          <table:table-cell office:value-type="string" calcext:value-type="string">
            <text:p>M3 14mm brass standoff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2"/>
          <table:table-cell office:value-type="string" calcext:value-type="string">
            <text:p>https://www.ebay.com/itm/201415009549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M3 14mm brass standoff</text:p>
          </table:table-cell>
          <table:table-cell office:value-type="float" office:value="400" calcext:value-type="float">
            <text:p>400</text:p>
          </table:table-cell>
          <table:table-cell table:formula="of:=49.52+1.95" office:value-type="currency" office:currency="USD" office:value="51.47" calcext:value-type="currency">
            <text:p>$51.47</text:p>
          </table:table-cell>
          <table:table-cell table:formula="of:=IFERROR(OFFSET(INDIRECT(CELL(&quot;Address&quot;)); 0; -1)/OFFSET(INDIRECT(CELL(&quot;Address&quot;)); 0; -2); 0)" office:value-type="currency" office:currency="USD" office:value="0.128675" calcext:value-type="currency">
            <text:p>$0.13</text:p>
          </table:table-cell>
          <table:table-cell table:formula="of:=OFFSET(INDIRECT(CELL(&quot;Address&quot;)); 0; -1)*INDIRECT(ADDRESS(CELL(&quot;Row&quot;); 2))" office:value-type="currency" office:currency="USD" office:value="0.5147" calcext:value-type="currency">
            <text:p>$0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9, BOM10, BOM11, BOM12</text:p>
          </table:table-cell>
          <table:table-cell office:value-type="string" calcext:value-type="string">
            <text:p>M3 6mm SS screw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2"/>
          <table:table-cell office:value-type="string" calcext:value-type="string">
            <text:p>https://www.ebay.com/itm/185035090471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M3 6mm SS screw</text:p>
          </table:table-cell>
          <table:table-cell office:value-type="float" office:value="500" calcext:value-type="float">
            <text:p>500</text:p>
          </table:table-cell>
          <table:table-cell office:value-type="currency" office:currency="USD" office:value="15.96" calcext:value-type="currency">
            <text:p>$15.96</text:p>
          </table:table-cell>
          <table:table-cell table:formula="of:=IFERROR(OFFSET(INDIRECT(CELL(&quot;Address&quot;)); 0; -1)/OFFSET(INDIRECT(CELL(&quot;Address&quot;)); 0; -2); 0)" office:value-type="currency" office:currency="USD" office:value="0.03192" calcext:value-type="currency">
            <text:p>$0.03</text:p>
          </table:table-cell>
          <table:table-cell table:formula="of:=OFFSET(INDIRECT(CELL(&quot;Address&quot;)); 0; -1)*INDIRECT(ADDRESS(CELL(&quot;Row&quot;); 2))" office:value-type="currency" office:currency="USD" office:value="0.12768" calcext:value-type="currency">
            <text:p>$0.1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OM13, BOM14, BOM15, BOM16</text:p>
          </table:table-cell>
          <table:table-cell office:value-type="string" calcext:value-type="string">
            <text:p>M3 10mm SS screw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2"/>
          <table:table-cell office:value-type="string" calcext:value-type="string">
            <text:p>https://www.ebay.com/itm/185035090471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M3 10mm SS screw</text:p>
          </table:table-cell>
          <table:table-cell office:value-type="float" office:value="500" calcext:value-type="float">
            <text:p>500</text:p>
          </table:table-cell>
          <table:table-cell office:value-type="currency" office:currency="USD" office:value="19.96" calcext:value-type="currency">
            <text:p>$19.96</text:p>
          </table:table-cell>
          <table:table-cell table:formula="of:=IFERROR(OFFSET(INDIRECT(CELL(&quot;Address&quot;)); 0; -1)/OFFSET(INDIRECT(CELL(&quot;Address&quot;)); 0; -2); 0)" office:value-type="currency" office:currency="USD" office:value="0.03992" calcext:value-type="currency">
            <text:p>$0.04</text:p>
          </table:table-cell>
          <table:table-cell table:formula="of:=OFFSET(INDIRECT(CELL(&quot;Address&quot;)); 0; -1)*INDIRECT(ADDRESS(CELL(&quot;Row&quot;); 2))" office:value-type="currency" office:currency="USD" office:value="0.15968" calcext:value-type="currency">
            <text:p>$0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17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3"/>
          <table:table-cell office:value-type="string" calcext:value-type="string">
            <text:p>Board Fab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36.62+20" office:value-type="currency" office:currency="USD" office:value="56.62" calcext:value-type="currency">
            <text:p>$56.62</text:p>
          </table:table-cell>
          <table:table-cell table:formula="of:=IFERROR(OFFSET(INDIRECT(CELL(&quot;Address&quot;)); 0; -1)/OFFSET(INDIRECT(CELL(&quot;Address&quot;)); 0; -2); 0)" office:value-type="currency" office:currency="USD" office:value="0.5662" calcext:value-type="currency">
            <text:p>$0.57</text:p>
          </table:table-cell>
          <table:table-cell table:formula="of:=OFFSET(INDIRECT(CELL(&quot;Address&quot;)); 0; -1)*INDIRECT(ADDRESS(CELL(&quot;Row&quot;); 2))" office:value-type="currency" office:currency="USD" office:value="0.5662" calcext:value-type="currency">
            <text:p>$0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18</text:p>
          </table:table-cell>
          <table:table-cell office:value-type="string" calcext:value-type="string">
            <text:p>Top Board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3"/>
          <table:table-cell office:value-type="string" calcext:value-type="string">
            <text:p>Board Fab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36.62+20" office:value-type="currency" office:currency="USD" office:value="56.62" calcext:value-type="currency">
            <text:p>$56.62</text:p>
          </table:table-cell>
          <table:table-cell table:formula="of:=IFERROR(OFFSET(INDIRECT(CELL(&quot;Address&quot;)); 0; -1)/OFFSET(INDIRECT(CELL(&quot;Address&quot;)); 0; -2); 0)" office:value-type="currency" office:currency="USD" office:value="0.5662" calcext:value-type="currency">
            <text:p>$0.57</text:p>
          </table:table-cell>
          <table:table-cell table:formula="of:=OFFSET(INDIRECT(CELL(&quot;Address&quot;)); 0; -1)*INDIRECT(ADDRESS(CELL(&quot;Row&quot;); 2))" office:value-type="currency" office:currency="USD" office:value="0.5662" calcext:value-type="currency">
            <text:p>$0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19</text:p>
          </table:table-cell>
          <table:table-cell office:value-type="string" calcext:value-type="string">
            <text:p>Bottom Board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3"/>
          <table:table-cell office:value-type="string" calcext:value-type="string">
            <text:p>Board Fab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36.62+20" office:value-type="currency" office:currency="USD" office:value="56.62" calcext:value-type="currency">
            <text:p>$56.62</text:p>
          </table:table-cell>
          <table:table-cell table:formula="of:=IFERROR(OFFSET(INDIRECT(CELL(&quot;Address&quot;)); 0; -1)/OFFSET(INDIRECT(CELL(&quot;Address&quot;)); 0; -2); 0)" office:value-type="currency" office:currency="USD" office:value="0.5662" calcext:value-type="currency">
            <text:p>$0.57</text:p>
          </table:table-cell>
          <table:table-cell table:formula="of:=OFFSET(INDIRECT(CELL(&quot;Address&quot;)); 0; -1)*INDIRECT(ADDRESS(CELL(&quot;Row&quot;); 2))" office:value-type="currency" office:currency="USD" office:value="0.5662" calcext:value-type="currency">
            <text:p>$0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20, BOM21, BOM22, BOM23</text:p>
          </table:table-cell>
          <table:table-cell office:value-type="string" calcext:value-type="string">
            <text:p>M3 3mm ABS standoff</text:p>
          </table:table-cell>
          <table:table-cell office:value-type="string" calcext:value-type="string">
            <text:p>smitty:BOM_Item</text:p>
          </table:table-cell>
          <table:table-cell office:value-type="string" calcext:value-type="string">
            <text:p>Libraries:BOM_Item</text:p>
          </table:table-cell>
          <table:table-cell table:number-columns-repeated="2"/>
          <table:table-cell office:value-type="string" calcext:value-type="string">
            <text:p>https://www.ebay.com/itm/201415009549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M3 3mm ABS standoff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12.76" calcext:value-type="currency">
            <text:p>$12.76</text:p>
          </table:table-cell>
          <table:table-cell table:formula="of:=IFERROR(OFFSET(INDIRECT(CELL(&quot;Address&quot;)); 0; -1)/OFFSET(INDIRECT(CELL(&quot;Address&quot;)); 0; -2); 0)" office:value-type="currency" office:currency="USD" office:value="0.01276" calcext:value-type="currency">
            <text:p>$0.01</text:p>
          </table:table-cell>
          <table:table-cell table:formula="of:=OFFSET(INDIRECT(CELL(&quot;Address&quot;)); 0; -1)*INDIRECT(ADDRESS(CELL(&quot;Row&quot;); 2))" office:value-type="currency" office:currency="USD" office:value="0.05104" calcext:value-type="currency">
            <text:p>$0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6.0mm_W2.5mm_P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mouser.com/ProductDetail/810-FG28X7R1E105KRT0</text:p>
          </table:table-cell>
          <table:table-cell office:value-type="string" calcext:value-type="string">
            <text:p>Various eg TDK</text:p>
          </table:table-cell>
          <table:table-cell office:value-type="string" calcext:value-type="string">
            <text:p>FG28X7R1E105KRT00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IFERROR(OFFSET(INDIRECT(CELL(&quot;Address&quot;)); 0; -1)/OFFSET(INDIRECT(CELL(&quot;Address&quot;)); 0; -2); 0)" office:value-type="currency" office:currency="USD" office:value="0.095" calcext:value-type="currency">
            <text:p>$0.10</text:p>
          </table:table-cell>
          <table:table-cell table:formula="of:=OFFSET(INDIRECT(CELL(&quot;Address&quot;)); 0; -1)*INDIRECT(ADDRESS(CELL(&quot;Row&quot;); 2))" office:value-type="currency" office:currency="USD" office:value="0.095" calcext:value-type="currency">
            <text:p>$0.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mouser.com/ProductDetail/80-ESS476M016AE2E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SS476M016AE2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6.2" calcext:value-type="currency">
            <text:p>$6.20</text:p>
          </table:table-cell>
          <table:table-cell table:formula="of:=IFERROR(OFFSET(INDIRECT(CELL(&quot;Address&quot;)); 0; -1)/OFFSET(INDIRECT(CELL(&quot;Address&quot;)); 0; -2); 0)" office:value-type="currency" office:currency="USD" office:value="0.062" calcext:value-type="currency">
            <text:p>$0.06</text:p>
          </table:table-cell>
          <table:table-cell table:formula="of:=OFFSET(INDIRECT(CELL(&quot;Address&quot;)); 0; -1)*INDIRECT(ADDRESS(CELL(&quot;Row&quot;); 2))" office:value-type="currency" office:currency="USD" office:value="0.062" calcext:value-type="currency">
            <text:p>$0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5.0mm_W2.5mm_P2.5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mouser.com/ProductDetail/810-FG18X7R1H102KNT0</text:p>
          </table:table-cell>
          <table:table-cell office:value-type="string" calcext:value-type="string">
            <text:p>Various eg TDK</text:p>
          </table:table-cell>
          <table:table-cell office:value-type="string" calcext:value-type="string">
            <text:p>FG18X7R1H102KNT00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7.44" calcext:value-type="currency">
            <text:p>$7.44</text:p>
          </table:table-cell>
          <table:table-cell table:formula="of:=IFERROR(OFFSET(INDIRECT(CELL(&quot;Address&quot;)); 0; -1)/OFFSET(INDIRECT(CELL(&quot;Address&quot;)); 0; -2); 0)" office:value-type="currency" office:currency="USD" office:value="0.062" calcext:value-type="currency">
            <text:p>$0.06</text:p>
          </table:table-cell>
          <table:table-cell table:formula="of:=OFFSET(INDIRECT(CELL(&quot;Address&quot;)); 0; -1)*INDIRECT(ADDRESS(CELL(&quot;Row&quot;); 2))" office:value-type="currency" office:currency="USD" office:value="0.062" calcext:value-type="currency">
            <text:p>$0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OHIS_8p8c_Shield</text:p>
          </table:table-cell>
          <table:table-cell office:value-type="string" calcext:value-type="string">
            <text:p>smitty:OHIS_8p8c_Shield</text:p>
          </table:table-cell>
          <table:table-cell office:value-type="string" calcext:value-type="string">
            <text:p>Connector_RJ:RJ45_Amphenol_RJHSE5380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mouser.com/ProductDetail/523-RJHSE-5380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RJHSE-5380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83.76" calcext:value-type="currency">
            <text:p>$83.76</text:p>
          </table:table-cell>
          <table:table-cell table:formula="of:=IFERROR(OFFSET(INDIRECT(CELL(&quot;Address&quot;)); 0; -1)/OFFSET(INDIRECT(CELL(&quot;Address&quot;)); 0; -2); 0)" office:value-type="currency" office:currency="USD" office:value="0.698" calcext:value-type="currency">
            <text:p>$0.70</text:p>
          </table:table-cell>
          <table:table-cell table:formula="of:=OFFSET(INDIRECT(CELL(&quot;Address&quot;)); 0; -1)*INDIRECT(ADDRESS(CELL(&quot;Row&quot;); 2))" office:value-type="currency" office:currency="USD" office:value="0.698" calcext:value-type="currency">
            <text:p>$0.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Connector_Audio:AudioJack4</text:p>
          </table:table-cell>
          <table:table-cell office:value-type="string" calcext:value-type="string">
            <text:p>Libraries:Conn-3.5mm-TRRS-PJ-320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ebay.com/itm/171341984993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PJ-320A</text:p>
          </table:table-cell>
          <table:table-cell office:value-type="float" office:value="300" calcext:value-type="float">
            <text:p>300</text:p>
          </table:table-cell>
          <table:table-cell office:value-type="currency" office:currency="USD" office:value="44.97" calcext:value-type="currency">
            <text:p>$44.97</text:p>
          </table:table-cell>
          <table:table-cell table:formula="of:=IFERROR(OFFSET(INDIRECT(CELL(&quot;Address&quot;)); 0; -1)/OFFSET(INDIRECT(CELL(&quot;Address&quot;)); 0; -2); 0)" office:value-type="currency" office:currency="USD" office:value="0.1499" calcext:value-type="currency">
            <text:p>$0.15</text:p>
          </table:table-cell>
          <table:table-cell table:formula="of:=OFFSET(INDIRECT(CELL(&quot;Address&quot;)); 0; -1)*INDIRECT(ADDRESS(CELL(&quot;Row&quot;); 2))" office:value-type="currency" office:currency="USD" office:value="0.1499" calcext:value-type="currency">
            <text:p>$0.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Connector_Audio:AudioJack4</text:p>
          </table:table-cell>
          <table:table-cell office:value-type="string" calcext:value-type="string">
            <text:p>Libraries:Conn-3.5mm-TRRS-PJ-320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ebay.com/itm/171341984993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PJ-320A</text:p>
          </table:table-cell>
          <table:table-cell office:value-type="float" office:value="300" calcext:value-type="float">
            <text:p>300</text:p>
          </table:table-cell>
          <table:table-cell office:value-type="currency" office:currency="USD" office:value="44.97" calcext:value-type="currency">
            <text:p>$44.97</text:p>
          </table:table-cell>
          <table:table-cell table:formula="of:=IFERROR(OFFSET(INDIRECT(CELL(&quot;Address&quot;)); 0; -1)/OFFSET(INDIRECT(CELL(&quot;Address&quot;)); 0; -2); 0)" office:value-type="currency" office:currency="USD" office:value="0.1499" calcext:value-type="currency">
            <text:p>$0.15</text:p>
          </table:table-cell>
          <table:table-cell table:formula="of:=OFFSET(INDIRECT(CELL(&quot;Address&quot;)); 0; -1)*INDIRECT(ADDRESS(CELL(&quot;Row&quot;); 2))" office:value-type="currency" office:currency="USD" office:value="0.1499" calcext:value-type="currency">
            <text:p>$0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TT</text:p>
          </table:table-cell>
          <table:table-cell office:value-type="string" calcext:value-type="string">
            <text:p>Connector_Audio:AudioJack4</text:p>
          </table:table-cell>
          <table:table-cell office:value-type="string" calcext:value-type="string">
            <text:p>Libraries:Conn-3.5mm-TRRS-PJ-320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ebay.com/itm/171341984993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PJ-320A</text:p>
          </table:table-cell>
          <table:table-cell office:value-type="float" office:value="300" calcext:value-type="float">
            <text:p>300</text:p>
          </table:table-cell>
          <table:table-cell office:value-type="currency" office:currency="USD" office:value="44.97" calcext:value-type="currency">
            <text:p>$44.97</text:p>
          </table:table-cell>
          <table:table-cell table:formula="of:=IFERROR(OFFSET(INDIRECT(CELL(&quot;Address&quot;)); 0; -1)/OFFSET(INDIRECT(CELL(&quot;Address&quot;)); 0; -2); 0)" office:value-type="currency" office:currency="USD" office:value="0.1499" calcext:value-type="currency">
            <text:p>$0.15</text:p>
          </table:table-cell>
          <table:table-cell table:formula="of:=OFFSET(INDIRECT(CELL(&quot;Address&quot;)); 0; -1)*INDIRECT(ADDRESS(CELL(&quot;Row&quot;); 2))" office:value-type="currency" office:currency="USD" office:value="0.1499" calcext:value-type="currency">
            <text:p>$0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Dynamic Mic Bypass</text:p>
          </table:table-cell>
          <table:table-cell office:value-type="string" calcext:value-type="string">
            <text:p>Connector_Generic: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ebay.com/itm/192706747569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.1" 2.54mm Pin Header</text:p>
          </table:table-cell>
          <table:table-cell office:value-type="float" office:value="400" calcext:value-type="float">
            <text:p>400</text:p>
          </table:table-cell>
          <table:table-cell office:value-type="currency" office:currency="USD" office:value="9.89" calcext:value-type="currency">
            <text:p>$9.89</text:p>
          </table:table-cell>
          <table:table-cell table:formula="of:=IFERROR(OFFSET(INDIRECT(CELL(&quot;Address&quot;)); 0; -1)/OFFSET(INDIRECT(CELL(&quot;Address&quot;)); 0; -2); 0)" office:value-type="currency" office:currency="USD" office:value="0.024725" calcext:value-type="currency">
            <text:p>$0.02</text:p>
          </table:table-cell>
          <table:table-cell table:formula="of:=OFFSET(INDIRECT(CELL(&quot;Address&quot;)); 0; -1)*INDIRECT(ADDRESS(CELL(&quot;Row&quot;); 2))" office:value-type="currency" office:currency="USD" office:value="0.024725" calcext:value-type="currency">
            <text:p>$0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HP or CTIA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ebay.com/itm/192706747569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.1" 2.54mm Pin Header</text:p>
          </table:table-cell>
          <table:table-cell office:value-type="float" office:value="400" calcext:value-type="float">
            <text:p>400</text:p>
          </table:table-cell>
          <table:table-cell office:value-type="currency" office:currency="USD" office:value="9.89" calcext:value-type="currency">
            <text:p>$9.89</text:p>
          </table:table-cell>
          <table:table-cell table:formula="of:=IFERROR(OFFSET(INDIRECT(CELL(&quot;Address&quot;)); 0; -1)/OFFSET(INDIRECT(CELL(&quot;Address&quot;)); 0; -2); 0)" office:value-type="currency" office:currency="USD" office:value="0.024725" calcext:value-type="currency">
            <text:p>$0.02</text:p>
          </table:table-cell>
          <table:table-cell table:formula="of:=OFFSET(INDIRECT(CELL(&quot;Address&quot;)); 0; -1)*INDIRECT(ADDRESS(CELL(&quot;Row&quot;); 2))" office:value-type="currency" office:currency="USD" office:value="0.024725" calcext:value-type="currency">
            <text:p>$0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THT:TO-92_Inline_Wide</text:p>
          </table:table-cell>
          <table:table-cell office:value-type="string" calcext:value-type="string">
            <text:p>https://www.onsemi.com/pub/Collateral/2N3903-D.PDF</text:p>
          </table:table-cell>
          <table:table-cell/>
          <table:table-cell office:value-type="string" calcext:value-type="string">
            <text:p>https://www.mouser.com/ProductDetail/512-2N3904TA</text:p>
          </table:table-cell>
          <table:table-cell office:value-type="string" calcext:value-type="string">
            <text:p>Various eg Onsemi</text:p>
          </table:table-cell>
          <table:table-cell office:value-type="string" calcext:value-type="string">
            <text:p>2N3904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11.52" calcext:value-type="currency">
            <text:p>$11.52</text:p>
          </table:table-cell>
          <table:table-cell table:formula="of:=IFERROR(OFFSET(INDIRECT(CELL(&quot;Address&quot;)); 0; -1)/OFFSET(INDIRECT(CELL(&quot;Address&quot;)); 0; -2); 0)" office:value-type="currency" office:currency="USD" office:value="0.096" calcext:value-type="currency">
            <text:p>$0.10</text:p>
          </table:table-cell>
          <table:table-cell table:formula="of:=OFFSET(INDIRECT(CELL(&quot;Address&quot;)); 0; -1)*INDIRECT(ADDRESS(CELL(&quot;Row&quot;); 2))" office:value-type="currency" office:currency="USD" office:value="0.096" calcext:value-type="currency">
            <text:p>$0.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mouser.com/ProductDetail/603-CFR-12JB-52-75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FR-12JB-52-75k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2.16" calcext:value-type="currency">
            <text:p>$2.16</text:p>
          </table:table-cell>
          <table:table-cell table:formula="of:=IFERROR(OFFSET(INDIRECT(CELL(&quot;Address&quot;)); 0; -1)/OFFSET(INDIRECT(CELL(&quot;Address&quot;)); 0; -2); 0)" office:value-type="currency" office:currency="USD" office:value="0.018" calcext:value-type="currency">
            <text:p>$0.02</text:p>
          </table:table-cell>
          <table:table-cell table:formula="of:=OFFSET(INDIRECT(CELL(&quot;Address&quot;)); 0; -1)*INDIRECT(ADDRESS(CELL(&quot;Row&quot;); 2))" office:value-type="currency" office:currency="USD" office:value="0.018" calcext:value-type="currency">
            <text:p>$0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mouser.com/ProductDetail/603-CFR-12JB-52-27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FR-12JB-52-27k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2.16" calcext:value-type="currency">
            <text:p>$2.16</text:p>
          </table:table-cell>
          <table:table-cell table:formula="of:=IFERROR(OFFSET(INDIRECT(CELL(&quot;Address&quot;)); 0; -1)/OFFSET(INDIRECT(CELL(&quot;Address&quot;)); 0; -2); 0)" office:value-type="currency" office:currency="USD" office:value="0.018" calcext:value-type="currency">
            <text:p>$0.02</text:p>
          </table:table-cell>
          <table:table-cell table:formula="of:=OFFSET(INDIRECT(CELL(&quot;Address&quot;)); 0; -1)*INDIRECT(ADDRESS(CELL(&quot;Row&quot;); 2))" office:value-type="currency" office:currency="USD" office:value="0.018" calcext:value-type="currency">
            <text:p>$0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mouser.com/ProductDetail/603-CFR-12JB-52-470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FR-12JB-52-470R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2.16" calcext:value-type="currency">
            <text:p>$2.16</text:p>
          </table:table-cell>
          <table:table-cell table:formula="of:=IFERROR(OFFSET(INDIRECT(CELL(&quot;Address&quot;)); 0; -1)/OFFSET(INDIRECT(CELL(&quot;Address&quot;)); 0; -2); 0)" office:value-type="currency" office:currency="USD" office:value="0.018" calcext:value-type="currency">
            <text:p>$0.02</text:p>
          </table:table-cell>
          <table:table-cell table:formula="of:=OFFSET(INDIRECT(CELL(&quot;Address&quot;)); 0; -1)*INDIRECT(ADDRESS(CELL(&quot;Row&quot;); 2))" office:value-type="currency" office:currency="USD" office:value="0.018" calcext:value-type="currency">
            <text:p>$0.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Potentiometer_Small</text:p>
          </table:table-cell>
          <table:table-cell office:value-type="string" calcext:value-type="string">
            <text:p>Potentiometer_THT:Potentiometer_Piher_PT-6-H_Horizont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mouser.com/ProductDetail/531-N6-S25T0C-1K</text:p>
          </table:table-cell>
          <table:table-cell office:value-type="string" calcext:value-type="string">
            <text:p>Piher</text:p>
          </table:table-cell>
          <table:table-cell office:value-type="string" calcext:value-type="string">
            <text:p>N6-S25T0C-102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23.1" calcext:value-type="currency">
            <text:p>$23.10</text:p>
          </table:table-cell>
          <table:table-cell table:formula="of:=IFERROR(OFFSET(INDIRECT(CELL(&quot;Address&quot;)); 0; -1)/OFFSET(INDIRECT(CELL(&quot;Address&quot;)); 0; -2); 0)" office:value-type="currency" office:currency="USD" office:value="0.231" calcext:value-type="currency">
            <text:p>$0.23</text:p>
          </table:table-cell>
          <table:table-cell table:formula="of:=OFFSET(INDIRECT(CELL(&quot;Address&quot;)); 0; -1)*INDIRECT(ADDRESS(CELL(&quot;Row&quot;); 2))" office:value-type="currency" office:currency="USD" office:value="0.231" calcext:value-type="currency">
            <text:p>$0.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TT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_H9.5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https://www.ebay.com/itm/171349350074?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x6x13mm Push Button</text:p>
          </table:table-cell>
          <table:table-cell office:value-type="float" office:value="100" calcext:value-type="float">
            <text:p>100</text:p>
          </table:table-cell>
          <table:table-cell table:formula="of:=4.99+2.99" office:value-type="currency" office:currency="USD" office:value="7.98" calcext:value-type="currency">
            <text:p>$7.98</text:p>
          </table:table-cell>
          <table:table-cell table:formula="of:=IFERROR(OFFSET(INDIRECT(CELL(&quot;Address&quot;)); 0; -1)/OFFSET(INDIRECT(CELL(&quot;Address&quot;)); 0; -2); 0)" office:value-type="currency" office:currency="USD" office:value="0.0798" calcext:value-type="currency">
            <text:p>$0.08</text:p>
          </table:table-cell>
          <table:table-cell table:formula="of:=OFFSET(INDIRECT(CELL(&quot;Address&quot;)); 0; -1)*INDIRECT(ADDRESS(CELL(&quot;Row&quot;); 2))" office:value-type="currency" office:currency="USD" office:value="0.0798" calcext:value-type="currency">
            <text:p>$0.0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otals:</text:p>
          </table:table-cell>
          <table:table-cell table:formula="of:=SUM([.M10:.M32])" office:value-type="currency" office:currency="USD" office:value="590.54" calcext:value-type="currency">
            <text:p>$590.54</text:p>
          </table:table-cell>
          <table:table-cell/>
          <table:table-cell table:formula="of:=SUM([.O10:.O32])" office:value-type="currency" office:currency="USD" office:value="4.50825" calcext:value-type="currency">
            <text:p>$4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0T17:52:57.720006728</dc:date>
    <meta:editing-duration>PT4M19S</meta:editing-duration>
    <meta:editing-cycles>1</meta:editing-cycles>
    <meta:document-statistic meta:table-count="1" meta:cell-count="337" meta:object-count="0"/>
    <meta:generator>LibreOffice/7.3.7.2$Linux_X86_64 LibreOffice_project/30$Build-2</meta:generator>
  </office:meta>
</office:document-meta>
</file>